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solid" draw:fill-color="#4c4c4c" draw:textarea-horizontal-align="center" draw:textarea-vertical-align="middle" draw:shadow="hidden"/>
    </style:style>
    <style:style style:name="gr2" style:family="graphic" style:parent-style-name="objectwithoutfill">
      <style:graphic-properties draw:fill="none" draw:fill-color="#cccccd" draw:textarea-horizontal-align="center" draw:textarea-vertical-align="middle" draw:shadow="hidden"/>
    </style:style>
    <style:style style:name="gr3" style:family="graphic" style:parent-style-name="objectwithoutfill">
      <style:graphic-properties draw:fill="solid" draw:fill-color="#e6e6e6" draw:textarea-horizontal-align="center" draw:textarea-vertical-align="middle" draw:shadow="hidden"/>
    </style:style>
    <style:style style:name="gr4" style:family="graphic" style:parent-style-name="standard">
      <style:graphic-properties draw:fill="none" draw:fill-color="#cccccd" draw:textarea-horizontal-align="center" draw:textarea-vertical-align="middle" draw:shadow="hidden"/>
    </style:style>
    <style:style style:name="gr5" style:family="graphic" style:parent-style-name="standard">
      <style:graphic-properties draw:marker-start="Arrow" draw:marker-end="Arrow" draw:fill="solid" draw:fill-color="#cccccd" draw:textarea-horizontal-align="center" draw:textarea-vertical-align="middle" draw:shadow="hidden"/>
    </style:style>
    <style:style style:name="gr6" style:family="graphic" style:parent-style-name="objectwithoutfill">
      <style:graphic-properties svg:stroke-width="0.1cm" draw:marker-start-width="0.35cm" draw:marker-end-width="0.35cm" draw:fill="none" draw:fill-color="#cccccd" draw:textarea-horizontal-align="center" draw:textarea-vertical-align="middle" fo:padding-top="0.175cm" fo:padding-bottom="0.175cm" fo:padding-left="0.3cm" fo:padding-right="0.3cm" draw:shadow="hidden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solid" draw:stroke-dash="Ultrafine_20_Dashed" svg:stroke-width="0.05cm" draw:marker-start-width="0.275cm" draw:marker-end="Styl_20_šipky_20_5" draw:marker-end-width="0.275cm" draw:fill="none" draw:fill-color="#cccccd" draw:textarea-horizontal-align="center" draw:textarea-vertical-align="middle" fo:padding-top="0.15cm" fo:padding-bottom="0.15cm" fo:padding-left="0.275cm" fo:padding-right="0.275cm" draw:shadow="hidden"/>
    </style:style>
    <style:style style:name="pr1" style:family="presentation" style:parent-style-name="Výchozí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  <style:text-properties fo:color="#ffffff" fo:font-size="21.3999996185303pt" fo:font-weight="bold"/>
    </style:style>
    <style:style style:name="P2" style:family="paragraph">
      <style:paragraph-properties fo:margin-left="0cm" fo:margin-right="0cm" fo:text-align="center" fo:text-indent="0cm">
        <style:tab-stops/>
      </style:paragraph-properties>
      <style:text-properties fo:font-size="21.3999996185303pt"/>
    </style:style>
    <style:style style:name="P3" style:family="paragraph">
      <style:paragraph-properties fo:margin-left="0cm" fo:margin-right="0cm" fo:text-align="center" fo:text-indent="0cm"/>
      <style:text-properties fo:font-size="21.3999996185303pt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T1" style:family="text">
      <style:text-properties fo:color="#ffffff" fo:font-weight="bold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>
        <office:forms form:automatic-focus="false" form:apply-design-mode="false"/>
        <draw:rect draw:style-name="gr1" draw:text-style-name="P1" draw:layer="layout" svg:width="14.857cm" svg:height="1.19cm" svg:x="1.142cm" svg:y="3.571cm">
          <text:p text:style-name="P1"><text:span text:style-name="T1">U s e r</text:span></text:p>
        </draw:rect>
        <draw:rect draw:style-name="gr2" draw:text-style-name="P2" draw:layer="layout" svg:width="14.857cm" svg:height="2.976cm" svg:x="1.142cm" svg:y="4.761cm">
          <text:p text:style-name="P2">User <text:span text:style-name="T2">Interface</text:span></text:p>
          <text:p text:style-name="P2"><text:span text:style-name="T2"/></text:p>
          <text:p text:style-name="P2"><text:span text:style-name="T2"/></text:p>
        </draw:rect>
        <draw:rect draw:style-name="gr3" draw:text-style-name="P3" draw:layer="layout" svg:width="6.286cm" svg:height="1.19cm" svg:x="1.714cm" svg:y="5.952cm">
          <text:p text:style-name="P3">Qt (graphical)</text:p>
        </draw:rect>
        <draw:rect draw:style-name="gr3" draw:text-style-name="P3" draw:layer="layout" svg:width="6.286cm" svg:height="1.19cm" svg:x="9.142cm" svg:y="5.952cm">
          <text:p text:style-name="P3">ncurses (textual)</text:p>
        </draw:rect>
        <draw:rect draw:style-name="gr2" draw:text-style-name="P3" draw:layer="layout" svg:width="14.857cm" svg:height="2.072cm" svg:x="1.142cm" svg:y="8.928cm">
          <text:p text:style-name="P3">UI Handling</text:p>
        </draw:rect>
        <draw:rect draw:style-name="gr2" draw:text-style-name="P3" draw:layer="layout" svg:width="14.857cm" svg:height="3.881cm" svg:x="1.142cm" svg:y="11cm">
          <text:p text:style-name="P3"><text:span text:style-name="T2">Business</text:span> <text:span text:style-name="T2">Log</text:span>ic</text:p>
          <text:p text:style-name="P3"><text:span text:style-name="T3"/></text:p>
          <text:p text:style-name="P3"><text:span text:style-name="T3"/></text:p>
          <text:p text:style-name="P3"><text:span text:style-name="T3"/></text:p>
        </draw:rect>
        <draw:rect draw:style-name="gr4" draw:text-style-name="P3" draw:layer="layout" svg:width="14.857cm" svg:height="1.786cm" svg:x="1.142cm" svg:y="16.071cm">
          <text:p text:style-name="P3">SCR Agents</text:p>
        </draw:rect>
        <draw:rect draw:style-name="gr1" draw:text-style-name="P1" draw:layer="layout" svg:width="14.857cm" svg:height="1.19cm" svg:x="1.142cm" svg:y="17.857cm">
          <text:p text:style-name="P1"><text:span text:style-name="T1">S y s t e m</text:span></text:p>
        </draw:rect>
        <draw:line draw:style-name="gr5" draw:text-style-name="P4" draw:layer="layout" svg:x1="8.571cm" svg:y1="7.738cm" svg:x2="8.571cm" svg:y2="8.928cm">
          <text:p/>
        </draw:line>
        <draw:line draw:style-name="gr5" draw:text-style-name="P4" draw:layer="layout" svg:x1="8.571cm" svg:y1="14.881cm" svg:x2="8.571cm" svg:y2="16.071cm">
          <text:p/>
        </draw:line>
        <draw:rect draw:style-name="gr3" draw:text-style-name="P3" draw:layer="layout" svg:width="6.286cm" svg:height="1.786cm" svg:x="1.714cm" svg:y="12.404cm">
          <text:p text:style-name="P3">Global API</text:p>
        </draw:rect>
        <draw:rect draw:style-name="gr3" draw:text-style-name="P3" draw:layer="layout" svg:width="6.286cm" svg:height="1.786cm" svg:x="9.142cm" svg:y="12.404cm">
          <text:p text:style-name="P3">Global Variables</text:p>
        </draw:rect>
        <draw:rect draw:style-name="gr6" draw:text-style-name="P4" draw:layer="layout" svg:width="14.857cm" svg:height="4.166cm" svg:x="1.142cm" svg:y="3.571cm">
          <text:p/>
        </draw:rect>
        <draw:rect draw:style-name="gr6" draw:text-style-name="P4" draw:layer="layout" svg:width="14.857cm" svg:height="5.952cm" svg:x="1.142cm" svg:y="8.929cm">
          <text:p/>
        </draw:rect>
        <draw:rect draw:style-name="gr6" draw:text-style-name="P4" draw:layer="layout" svg:width="14.857cm" svg:height="2.976cm" svg:x="1.142cm" svg:y="16.071cm">
          <text:p/>
        </draw:rect>
        <presentation:notes draw:style-name="dp2">
          <draw:page-thumbnail draw:style-name="gr7" draw:layer="layout" svg:width="14.848cm" svg:height="11.135cm" svg:x="3.07cm" svg:y="2.257cm" draw:page-number="1" presentation:class="page"/>
          <draw:frame presentation:style-name="pr1" draw:text-style-name="P5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Výchozí">
        <office:forms form:automatic-focus="false" form:apply-design-mode="false"/>
        <draw:rect draw:style-name="gr1" draw:text-style-name="P1" draw:layer="layout" svg:width="14.857cm" svg:height="1.19cm" svg:x="1.142cm" svg:y="3.571cm">
          <text:p text:style-name="P1"><text:span text:style-name="T1">U s e r</text:span></text:p>
        </draw:rect>
        <draw:rect draw:style-name="gr2" draw:text-style-name="P2" draw:layer="layout" svg:width="14.857cm" svg:height="2.976cm" svg:x="1.142cm" svg:y="4.761cm">
          <text:p text:style-name="P2">User <text:span text:style-name="T2">Interface</text:span></text:p>
          <text:p text:style-name="P2"><text:span text:style-name="T2"/></text:p>
          <text:p text:style-name="P2"><text:span text:style-name="T2"/></text:p>
        </draw:rect>
        <draw:rect draw:style-name="gr3" draw:text-style-name="P3" draw:layer="layout" svg:width="6.286cm" svg:height="1.19cm" svg:x="1.714cm" svg:y="5.952cm">
          <text:p text:style-name="P3">Qt (graphical)</text:p>
        </draw:rect>
        <draw:rect draw:style-name="gr3" draw:text-style-name="P3" draw:layer="layout" svg:width="6.286cm" svg:height="1.19cm" svg:x="9.142cm" svg:y="5.952cm">
          <text:p text:style-name="P3">ncurses (textual)</text:p>
        </draw:rect>
        <draw:rect draw:style-name="gr4" draw:text-style-name="P3" draw:layer="layout" svg:width="14.857cm" svg:height="1.786cm" svg:x="1.142cm" svg:y="16.071cm">
          <text:p text:style-name="P3">SCR Agents</text:p>
        </draw:rect>
        <draw:rect draw:style-name="gr1" draw:text-style-name="P1" draw:layer="layout" svg:width="14.857cm" svg:height="1.19cm" svg:x="1.142cm" svg:y="17.857cm">
          <text:p text:style-name="P1"><text:span text:style-name="T1">S y s t e m</text:span></text:p>
        </draw:rect>
        <draw:line draw:style-name="gr5" draw:text-style-name="P4" draw:layer="layout" svg:x1="8.571cm" svg:y1="7.738cm" svg:x2="8.571cm" svg:y2="8.928cm">
          <text:p/>
        </draw:line>
        <draw:line draw:style-name="gr5" draw:text-style-name="P4" draw:layer="layout" svg:x1="8.571cm" svg:y1="14.881cm" svg:x2="8.571cm" svg:y2="16.071cm">
          <text:p/>
        </draw:line>
        <draw:rect draw:style-name="gr6" draw:text-style-name="P4" draw:layer="layout" svg:width="14.857cm" svg:height="4.166cm" svg:x="1.142cm" svg:y="3.571cm">
          <text:p/>
        </draw:rect>
        <draw:rect draw:style-name="gr6" draw:text-style-name="P4" draw:layer="layout" svg:width="14.857cm" svg:height="2.976cm" svg:x="1.142cm" svg:y="16.071cm">
          <text:p/>
        </draw:rect>
        <draw:rect draw:style-name="gr3" draw:text-style-name="P3" draw:layer="layout" svg:width="5cm" svg:height="1.19cm" svg:x="18cm" svg:y="13.31cm">
          <text:p text:style-name="P3">Sshd.ycp</text:p>
        </draw:rect>
        <draw:rect draw:style-name="gr3" draw:text-style-name="P3" draw:layer="layout" svg:width="5cm" svg:height="1.19cm" svg:x="18cm" svg:y="9.5cm">
          <text:p text:style-name="P3">wizard.ycp</text:p>
        </draw:rect>
        <draw:rect draw:style-name="gr3" draw:text-style-name="P3" draw:layer="layout" svg:width="5cm" svg:height="1.19cm" svg:x="18cm" svg:y="6.31cm">
          <text:p text:style-name="P3">sshd.ycp</text:p>
        </draw:rect>
        <draw:rect draw:style-name="gr3" draw:text-style-name="P3" draw:layer="layout" svg:width="5cm" svg:height="1.19cm" svg:x="18cm" svg:y="16.31cm">
          <text:p text:style-name="P3">sshd.scr</text:p>
        </draw:rect>
        <draw:line draw:style-name="gr8" draw:text-style-name="P4" draw:layer="layout" svg:x1="16cm" svg:y1="10cm" svg:x2="18cm" svg:y2="10cm">
          <text:p/>
        </draw:line>
        <draw:line draw:style-name="gr8" draw:text-style-name="P4" draw:layer="layout" svg:x1="16cm" svg:y1="17cm" svg:x2="18cm" svg:y2="17cm">
          <text:p/>
        </draw:line>
        <draw:line draw:style-name="gr8" draw:text-style-name="P4" draw:layer="layout" svg:x1="16cm" svg:y1="14cm" svg:x2="18cm" svg:y2="14cm">
          <text:p/>
        </draw:line>
        <draw:line draw:style-name="gr8" draw:text-style-name="P4" draw:layer="layout" svg:x1="23cm" svg:y1="10cm" svg:x2="25cm" svg:y2="10cm">
          <text:p/>
        </draw:line>
        <draw:rect draw:style-name="gr3" draw:text-style-name="P3" draw:layer="layout" svg:width="5cm" svg:height="1.19cm" svg:x="25cm" svg:y="10.73cm">
          <text:p text:style-name="P3">dialogs.ycp</text:p>
        </draw:rect>
        <draw:rect draw:style-name="gr3" draw:text-style-name="P3" draw:layer="layout" svg:width="5cm" svg:height="1.19cm" svg:x="25cm" svg:y="9.42cm">
          <text:p text:style-name="P3">complex.ycp</text:p>
        </draw:rect>
        <draw:rect draw:style-name="gr3" draw:text-style-name="P3" draw:layer="layout" svg:width="5cm" svg:height="1.19cm" svg:x="25cm" svg:y="12.01cm">
          <text:p text:style-name="P3">helps.ycp</text:p>
        </draw:rect>
        <draw:line draw:style-name="gr8" draw:text-style-name="P4" draw:layer="layout" svg:x1="16cm" svg:y1="7cm" svg:x2="18cm" svg:y2="7cm">
          <text:p/>
        </draw:line>
        <draw:rect draw:style-name="gr2" draw:text-style-name="P3" draw:layer="layout" svg:width="14.857cm" svg:height="2.072cm" svg:x="1.143cm" svg:y="8.929cm">
          <text:p text:style-name="P3">UI Handling</text:p>
        </draw:rect>
        <draw:rect draw:style-name="gr2" draw:text-style-name="P3" draw:layer="layout" svg:width="14.857cm" svg:height="3.881cm" svg:x="1.143cm" svg:y="11.001cm">
          <text:p text:style-name="P3"><text:span text:style-name="T2">Business</text:span> <text:span text:style-name="T2">Log</text:span>ic</text:p>
          <text:p text:style-name="P3"><text:span text:style-name="T3"/></text:p>
          <text:p text:style-name="P3"><text:span text:style-name="T3"/></text:p>
          <text:p text:style-name="P3"><text:span text:style-name="T3"/></text:p>
        </draw:rect>
        <draw:rect draw:style-name="gr3" draw:text-style-name="P3" draw:layer="layout" svg:width="6.286cm" svg:height="1.786cm" svg:x="1.715cm" svg:y="12.405cm">
          <text:p text:style-name="P3">Global API</text:p>
        </draw:rect>
        <draw:rect draw:style-name="gr3" draw:text-style-name="P3" draw:layer="layout" svg:width="6.286cm" svg:height="1.786cm" svg:x="9.143cm" svg:y="12.405cm">
          <text:p text:style-name="P3">Global Variables</text:p>
        </draw:rect>
        <draw:rect draw:style-name="gr6" draw:text-style-name="P4" draw:layer="layout" svg:width="14.857cm" svg:height="5.952cm" svg:x="1.143cm" svg:y="8.93cm">
          <text:p/>
        </draw:rect>
        <presentation:notes draw:style-name="dp2">
          <draw:page-thumbnail draw:style-name="gr7" draw:layer="layout" svg:width="14.848cm" svg:height="11.135cm" svg:x="3.07cm" svg:y="2.257cm" draw:page-number="2" presentation:class="page"/>
          <draw:frame presentation:style-name="pr1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tyl_20_šipky_20_1" draw:display-name="Styl šipky 1" svg:viewBox="0 0 1013 1130" svg:d="m1009 1050-449-1008-22-30-29-12-34 12-21 26-449 1012-5 13v8l5 21 12 21 17 13 21 4h903l21-4 21-13 9-21 4-21v-8z"/>
    <draw:marker draw:name="Styl_20_šipky_20_2" draw:display-name="Styl šipky 2" svg:viewBox="0 0 1131 902" svg:d="m564 0-564 902h1131z"/>
    <draw:marker draw:name="Styl_20_šipky_20_3" draw:display-name="Styl šipky 3" svg:viewBox="0 0 1131 2256" svg:d="m1127 2120-449-2006-9-42-25-39-38-25-38-8-43 8-38 25-25 39-9 42-449 2006v13l-4 9 9 42 25 38 38 25 42 9h903l42-9 38-25 26-38 8-42v-9z"/>
    <draw:marker draw:name="Styl_20_šipky_20_4" draw:display-name="Styl šipky 4" svg:viewBox="0 0 1122 2243" svg:d="m0 2108v17 17l12 42 30 34 38 21 43 4 29-8 30-21 25-26 13-34 343-1532 339 1520 13 42 29 34 39 21 42 4 42-12 34-30 21-42v-39-12l-4 4-440-1998-9-42-25-39-38-25-43-8-42 8-38 25-26 39-8 42z"/>
    <draw:marker draw:name="Styl_20_šipky_20_5" draw:display-name="Styl šipky 5" svg:viewBox="0 0 1131 1580" svg:d="m1013 1491 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none" style:country-asian="none" style:font-family-complex="'Andale Sans UI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'Andale Sans UI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ýchozí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'Andale Sans UI'" style:font-pitch-complex="variable" style:font-size-complex="44pt" style:font-style-complex="normal" style:font-weight-complex="normal" style:text-emphasize="none" style:font-relief="none"/>
    </style:style>
    <style:style style:name="Výchozí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'Andale Sans UI'" style:font-pitch-complex="variable" style:font-size-complex="32pt" style:font-style-complex="normal" style:font-weight-complex="normal" style:text-emphasize="none" style:font-relief="none"/>
    </style:style>
    <style:style style:name="Výchozí-background" style:family="presentation">
      <style:graphic-properties draw:stroke="none" draw:fill="none"/>
    </style:style>
    <style:style style:name="Výchozí-backgroundobjects" style:family="presentation">
      <style:graphic-properties draw:shadow="hidden" draw:shadow-offset-x="0.3cm" draw:shadow-offset-y="0.3cm" draw:shadow-color="#808080"/>
    </style:style>
    <style:style style:name="Výchozí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'Andale Sans UI'" style:font-pitch-complex="variable" style:font-size-complex="20pt" style:font-style-complex="normal" style:font-weight-complex="normal" style:text-emphasize="none" style:font-relief="none"/>
    </style:style>
    <style:style style:name="Výchozí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'Andale Sans UI'" style:font-pitch-complex="variable" style:font-size-complex="32pt" style:font-style-complex="normal" style:font-weight-complex="normal" style:text-emphasize="none" style:font-relief="none"/>
    </style:style>
    <style:style style:name="Výchozí-outline2" style:family="presentation" style:parent-style-name="Výchozí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32cm" fo:page-height="2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page-number>&lt;číslo&gt;</text:page-number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page-thumbnail draw:layer="backgroundobjects" svg:width="5.939cm" svg:height="4.639cm" svg:x="2.97cm" svg:y="3.924cm" draw:page-number="1"/>
      <draw:page-thumbnail draw:layer="backgroundobjects" svg:width="5.939cm" svg:height="4.639cm" svg:x="11.88cm" svg:y="3.924cm" draw:page-number="2"/>
      <draw:page-thumbnail draw:layer="backgroundobjects" svg:width="5.939cm" svg:height="4.639cm" svg:x="20.79cm" svg:y="3.924cm"/>
      <draw:page-thumbnail draw:layer="backgroundobjects" svg:width="5.939cm" svg:height="4.639cm" svg:x="2.97cm" svg:y="12.425cm"/>
      <draw:page-thumbnail draw:layer="backgroundobjects" svg:width="5.939cm" svg:height="4.639cm" svg:x="11.88cm" svg:y="12.425cm"/>
      <draw:page-thumbnail draw:layer="backgroundobjects" svg:width="5.939cm" svg:height="4.639cm" svg:x="20.79cm" svg:y="12.425cm"/>
    </style:handout-master>
    <style:master-page style:name="Výchozí" style:page-layout-name="PM1" draw:style-name="dp1">
      <draw:frame presentation:style-name="Výchozí-title" draw:layer="backgroundobjects" svg:width="28.799cm" svg:height="4.174cm" svg:x="1.6cm" svg:y="0.996cm" presentation:class="title" presentation:placeholder="true">
        <draw:text-box/>
      </draw:frame>
      <draw:frame presentation:style-name="Výchozí-outline1" draw:layer="backgroundobjects" svg:width="28.799cm" svg:height="16.499cm" svg:x="1.6cm" svg:y="5.85cm" presentation:class="outline" presentation:placeholder="true">
        <draw:text-box/>
      </draw:frame>
      <draw:frame presentation:style-name="pr1" draw:text-style-name="P1" draw:layer="backgroundobjects" svg:width="7.455cm" svg:height="1.724cm" svg:x="1.6cm" svg:y="22.775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10.143cm" svg:height="1.724cm" svg:x="10.944cm" svg:y="22.775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7.455cm" svg:height="1.724cm" svg:x="22.942cm" svg:y="22.775cm" presentation:class="page-number">
        <draw:text-box>
          <text:p text:style-name="P2"><text:page-number>&lt;číslo&gt;</text:page-number></text:p>
        </draw:text-box>
      </draw:frame>
      <presentation:notes style:page-layout-name="PM2">
        <draw:page-thumbnail presentation:style-name="Výchozí-title" draw:layer="backgroundobjects" svg:width="14.848cm" svg:height="11.135cm" svg:x="3.07cm" svg:y="2.257cm" presentation:class="page"/>
        <draw:frame presentation:style-name="Výchozí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9011</meta:generator>
    <meta:creation-date>2006-05-25T13:19:26</meta:creation-date>
    <dc:date>2006-05-25T14:37:53</dc:date>
    <dc:language>en-US</dc:language>
    <meta:editing-cycles>7</meta:editing-cycles>
    <meta:editing-duration>PT1H3M14S</meta:editing-duration>
    <meta:user-defined meta:name="Info 1"/>
    <meta:user-defined meta:name="Info 2"/>
    <meta:user-defined meta:name="Info 3"/>
    <meta:user-defined meta:name="Info 4"/>
    <meta:document-statistic meta:object-count="79"/>
  </office:meta>
</office:document-meta>
</file>